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fill-color="#ffffff" draw:opacity="100%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fill-color="#ddddd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Dashed_20__28_var_29_" svg:stroke-width="0.035cm" draw:marker-start-width="0.252cm" draw:marker-end-width="0.252cm" draw:fill="none" draw:fill-color="#adc5e7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-width="0.252cm" draw:fill="solid" draw:fill-color="#f9a870" draw:opacity="100%" draw:opacity-name="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-width="0.252cm" draw:fill="solid" draw:fill-color="#5e8ac7" draw:opacity="100%" draw:opacity-name="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solid" draw:fill-color="#add58a" draw:opacity="50%" draw:opacity-name="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-width="0.252cm" draw:fill="solid" draw:fill-color="#f58220" draw:opacity="50%" draw:opacity-name="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solid" draw:fill-color="#72bf44" draw:opacity="50%" draw:opacity-name="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draw:fill="solid" draw:fill-color="#fff685" draw:opacity="50%" draw:opacity-name="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 draw:fill-color="#adc5e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f9a870" draw:opacity="100%"/>
      <style:paragraph-properties fo:text-align="center"/>
    </style:style>
    <style:style style:name="P7" style:family="paragraph">
      <loext:graphic-properties draw:fill="solid" draw:fill-color="#5e8ac7" draw:opacity="100%"/>
      <style:paragraph-properties fo:text-align="center"/>
    </style:style>
    <style:style style:name="P8" style:family="paragraph">
      <loext:graphic-properties draw:fill="solid" draw:fill-color="#add58a" draw:opacity="50%"/>
      <style:paragraph-properties fo:text-align="center"/>
    </style:style>
    <style:style style:name="P9" style:family="paragraph">
      <loext:graphic-properties draw:fill="solid" draw:fill-color="#f58220" draw:opacity="50%"/>
      <style:paragraph-properties fo:text-align="center"/>
    </style:style>
    <style:style style:name="P10" style:family="paragraph">
      <loext:graphic-properties draw:fill="solid" draw:fill-color="#72bf44" draw:opacity="50%"/>
      <style:paragraph-properties fo:text-align="center"/>
    </style:style>
    <style:style style:name="P11" style:family="paragraph">
      <loext:graphic-properties draw:fill="solid" draw:fill-color="#fff685" draw:opacity="50%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5.46cm" svg:height="1.015cm" svg:x="7.35cm" svg:y="7.35cm" svg:viewBox="0 0 5461 1016" draw:points="0,0 5461,0 5461,0 4572,1016 0,0 4572,1016">
          <text:p/>
        </draw:polygon>
        <draw:polygon draw:style-name="gr2" draw:text-style-name="P2" draw:layer="layout" svg:width="5.46cm" svg:height="1.015cm" svg:x="7.35cm" svg:y="6.334cm" svg:viewBox="0 0 5461 1016" draw:points="5461,1016 4826,0 4826,0 0,1016 0,1016">
          <text:p/>
        </draw:polygon>
        <draw:line draw:style-name="gr3" draw:text-style-name="P3" draw:layer="layout" svg:x1="11.922cm" svg:y1="8.366cm" svg:x2="12.176cm" svg:y2="6.334cm">
          <text:p/>
        </draw:line>
        <draw:frame draw:style-name="gr4" draw:text-style-name="P4" draw:layer="layout" svg:width="0.424cm" svg:height="0.47cm" svg:x="12.348cm" svg:y="5.8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0.56cm" svg:height="0.53cm" svg:x="12.133cm" svg:y="8.2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5" draw:layer="layout" svg:width="0.127cm" svg:height="0.127cm" draw:transform="rotate (0.000174532925199433) translate (12.113cm 6.27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11.859cm 8.30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555cm" svg:height="0.53cm" svg:x="12.938cm" svg:y="6.9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0.551cm" svg:height="0.53cm" svg:x="7.096cm" svg:y="7.3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5" draw:layer="layout" svg:width="0.127cm" svg:height="0.127cm" draw:transform="rotate (0.000174532925199433) translate (12.748cm 7.28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7.287cm 7.28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3cm" svg:height="1.015cm" svg:x="8.62cm" svg:y="11.735cm" svg:viewBox="0 0 3001 1016" draw:points="0,0 3001,0 3001,0 2112,1016">
          <text:p/>
        </draw:polygon>
        <draw:polygon draw:style-name="gr2" draw:text-style-name="P2" draw:layer="layout" svg:width="3cm" svg:height="1.015cm" svg:x="8.62cm" svg:y="10.719cm" svg:viewBox="0 0 3001 1016" draw:points="3001,1016 2366,0 0,1016">
          <text:p/>
        </draw:polygon>
        <draw:line draw:style-name="gr3" draw:text-style-name="P3" draw:layer="layout" svg:x1="10.732cm" svg:y1="12.747cm" svg:x2="10.986cm" svg:y2="10.715cm">
          <text:p/>
        </draw:line>
        <draw:frame draw:style-name="gr4" draw:text-style-name="P4" draw:layer="layout" svg:width="0.424cm" svg:height="0.47cm" svg:x="11.158cm" svg:y="10.24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4" draw:layer="layout" svg:width="0.56cm" svg:height="0.53cm" svg:x="10.943cm" svg:y="12.6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5" draw:text-style-name="P5" draw:layer="layout" svg:width="0.11cm" svg:height="0.127cm" draw:transform="rotate (0.000174532925199433) translate (10.923cm 10.6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10.669cm 12.68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555cm" svg:height="0.53cm" svg:x="11.748cm" svg:y="11.3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4" draw:layer="layout" svg:width="0.551cm" svg:height="0.53cm" svg:x="8.366cm" svg:y="11.77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5" draw:text-style-name="P5" draw:layer="layout" svg:width="0.127cm" svg:height="0.127cm" draw:transform="rotate (0.000174532925199433) translate (11.558cm 11.67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8.557cm 11.67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3cm" svg:height="1.015cm" svg:x="8.62cm" svg:y="11.735cm" svg:viewBox="0 0 3001 1016" draw:points="0,0 3001,0 3001,0 2112,1016">
          <text:p/>
        </draw:polygon>
        <draw:polygon draw:style-name="gr2" draw:text-style-name="P2" draw:layer="layout" svg:width="3cm" svg:height="1.015cm" svg:x="8.62cm" svg:y="10.719cm" svg:viewBox="0 0 3001 1016" draw:points="3001,1016 2366,0 0,1016">
          <text:p/>
        </draw:polygon>
        <draw:line draw:style-name="gr3" draw:text-style-name="P3" draw:layer="layout" svg:x1="10.732cm" svg:y1="12.747cm" svg:x2="10.986cm" svg:y2="10.715cm">
          <text:p/>
        </draw:line>
        <draw:custom-shape draw:style-name="gr5" draw:text-style-name="P5" draw:layer="layout" svg:width="0.11cm" svg:height="0.127cm" draw:transform="rotate (0.000174532925199433) translate (10.923cm 10.6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10.669cm 12.68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11.558cm 11.67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8.557cm 11.67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3cm" svg:height="1.015cm" svg:x="5.191cm" svg:y="16.075cm" svg:viewBox="0 0 3001 1016" draw:points="0,0 3001,0 3001,0 2112,1016">
          <text:p/>
        </draw:polygon>
        <draw:polygon draw:style-name="gr2" draw:text-style-name="P2" draw:layer="layout" svg:width="3cm" svg:height="1.015cm" svg:x="5.191cm" svg:y="15.059cm" svg:viewBox="0 0 3001 1016" draw:points="3001,1016 2366,0 0,1016">
          <text:p/>
        </draw:polygon>
        <draw:line draw:style-name="gr3" draw:text-style-name="P3" draw:layer="layout" svg:x1="7.303cm" svg:y1="17.087cm" svg:x2="7.557cm" svg:y2="15.055cm">
          <text:p/>
        </draw:line>
        <draw:frame draw:style-name="gr4" draw:text-style-name="P4" draw:layer="layout" svg:width="0.424cm" svg:height="0.47cm" svg:x="7.729cm" svg:y="14.5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0.56cm" svg:height="0.53cm" svg:x="7.514cm" svg:y="17.0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5" draw:text-style-name="P5" draw:layer="layout" svg:width="0.127cm" svg:height="0.127cm" draw:transform="rotate (0.000174532925199433) translate (7.24cm 17.02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555cm" svg:height="0.53cm" svg:x="8.319cm" svg:y="15.69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4" draw:layer="layout" svg:width="0.551cm" svg:height="0.53cm" svg:x="4.937cm" svg:y="16.11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5" draw:text-style-name="P5" draw:layer="layout" svg:width="0.127cm" svg:height="0.127cm" draw:transform="rotate (0.000174532925199433) translate (8.129cm 16.01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4.937cm 14.58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6" draw:layer="layout" svg:width="3cm" svg:height="1.015cm" svg:x="7.397cm" svg:y="19.415cm" svg:viewBox="0 0 3001 1016" draw:points="0,0 3001,0 3001,0 2112,1016">
          <text:p/>
        </draw:polygon>
        <draw:polygon draw:style-name="gr7" draw:text-style-name="P7" draw:layer="layout" svg:width="3cm" svg:height="1.015cm" svg:x="7.397cm" svg:y="18.399cm" svg:viewBox="0 0 3001 1016" draw:points="3001,1016 2366,0 2366,0 0,1016 0,1016">
          <text:p/>
        </draw:polygon>
        <draw:line draw:style-name="gr3" draw:text-style-name="P3" draw:layer="layout" svg:x1="12.049cm" svg:y1="17.256cm" svg:x2="12.303cm" svg:y2="15.224cm">
          <text:p/>
        </draw:line>
        <draw:custom-shape draw:style-name="gr5" draw:text-style-name="P5" draw:layer="layout" svg:width="0.11cm" svg:height="0.127cm" draw:transform="rotate (0.000174532925199433) translate (5.589cm 14.33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3.667cm 14.84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draw:transform="rotate (0.000174532925199433) translate (8.129cm 16.01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31cm" svg:y1="19.415cm" svg:x2="7.731cm" svg:y2="19.415cm">
          <text:p/>
        </draw:line>
        <draw:polygon draw:style-name="gr8" draw:text-style-name="P8" draw:layer="layout" svg:width="2.365cm" svg:height="2.031cm" svg:x="7.397cm" svg:y="18.399cm" svg:viewBox="0 0 2366 2032" draw:points="2112,2032 0,1016 0,1016 2366,0 2366,0">
          <text:p/>
        </draw:polygon>
        <draw:line draw:style-name="gr9" draw:text-style-name="P9" draw:layer="layout" svg:x1="8.874cm" svg:y1="20.685cm" svg:x2="8.874cm" svg:y2="20.685cm">
          <text:p/>
        </draw:line>
        <draw:line draw:style-name="gr10" draw:text-style-name="P10" draw:layer="layout" svg:x1="2.778cm" svg:y1="22.463cm" svg:x2="2.778cm" svg:y2="22.463cm">
          <text:p/>
        </draw:line>
        <draw:line draw:style-name="gr10" draw:text-style-name="P10" draw:layer="layout" svg:x1="5.144cm" svg:y1="21.447cm" svg:x2="5.144cm" svg:y2="21.447cm">
          <text:p/>
        </draw:line>
        <draw:line draw:style-name="gr10" draw:text-style-name="P10" draw:layer="layout" svg:x1="4.89cm" svg:y1="23.479cm" svg:x2="4.89cm" svg:y2="23.479cm">
          <text:p/>
        </draw:line>
        <draw:polygon draw:style-name="gr11" draw:text-style-name="P11" draw:layer="layout" svg:width="0.888cm" svg:height="2.031cm" svg:x="9.509cm" svg:y="18.399cm" svg:viewBox="0 0 889 2032" draw:points="0,2032 889,1016 889,1016 254,0 254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0:14:53.427000000</meta:creation-date>
    <dc:date>2018-04-20T11:22:07.524000000</dc:date>
    <meta:editing-duration>PT3H50M34S</meta:editing-duration>
    <meta:editing-cycles>6</meta:editing-cycles>
    <meta:generator>LibreOffice/6.0.0.3$Windows_X86_64 LibreOffice_project/64a0f66915f38c6217de274f0aa8e15618924765</meta:generator>
    <meta:document-statistic meta:object-count="52"/>
  </office:meta>
</office:document-meta>
</file>

<file path=Object 1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10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1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12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3/content.xml><?xml version="1.0" encoding="utf-8"?>
<math xmlns="http://www.w3.org/1998/Math/MathML" display="block">
  <semantics>
    <mi>v</mi>
    <annotation encoding="StarMath 5.0">v</annotation>
  </semantics>
</math>
</file>

<file path=Object 4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5/content.xml><?xml version="1.0" encoding="utf-8"?>
<math xmlns="http://www.w3.org/1998/Math/MathML" display="block">
  <semantics>
    <mi>v</mi>
    <annotation encoding="StarMath 5.0">v</annotation>
  </semantics>
</math>
</file>

<file path=Object 6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7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8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9/content.xml><?xml version="1.0" encoding="utf-8"?>
<math xmlns="http://www.w3.org/1998/Math/MathML" display="block">
  <semantics>
    <mi>v</mi>
    <annotation encoding="StarMath 5.0">v</annotation>
  </semantics>
</math>
</file>